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9"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10" style:family="paragraph" style:parent-style-name="Standard">
      <style:text-properties fo:font-style="normal" fo:font-weight="normal" officeooo:rsid="00192ac3" officeooo:paragraph-rsid="00192ac3"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1a5a6f" officeooo:paragraph-rsid="001a5a6f" style:font-style-asian="normal" style:font-weight-asian="normal" style:font-style-complex="normal" style:font-weight-complex="normal"/>
    </style:style>
    <style:style style:name="P12" style:family="paragraph" style:parent-style-name="Standard">
      <style:text-properties fo:font-weight="bold" officeooo:rsid="0010be29" officeooo:paragraph-rsid="00192ac3" style:font-weight-asian="bold" style:font-weight-complex="bold"/>
    </style:style>
    <style:style style:name="P13" style:family="paragraph" style:parent-style-name="Standard">
      <style:text-properties fo:font-style="italic" fo:font-weight="normal" officeooo:rsid="00192ac3" officeooo:paragraph-rsid="00192ac3" style:font-style-asian="italic" style:font-weight-asian="normal" style:font-style-complex="italic" style:font-weight-complex="normal"/>
    </style:style>
    <style:style style:name="P14" style:family="paragraph" style:parent-style-name="Table_20_Contents">
      <style:text-properties officeooo:rsid="00192ac3" officeooo:paragraph-rsid="00192ac3"/>
    </style:style>
    <style:style style:name="T1" style:family="text">
      <style:text-properties officeooo:rsid="00180735"/>
    </style:style>
    <style:style style:name="T2" style:family="text">
      <style:text-properties fo:font-weight="bold" style:font-weight-asian="bold" style:font-weight-complex="bold"/>
    </style:style>
    <style:style style:name="T3" style:family="text">
      <style:text-properties fo:font-weight="bold" officeooo:rsid="001a5a6f" style:font-weight-asian="bold" style:font-weight-complex="bold"/>
    </style:style>
    <style:style style:name="T4" style:family="text">
      <style:text-properties officeooo:rsid="00192ac3"/>
    </style:style>
    <style:style style:name="T5" style:family="text">
      <style:text-properties officeooo:rsid="001a5a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s d'utilisation : <text:span text:style-name="T4">10.2 Gérer compte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14">Supprimer le compte d'un membre</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text:span text:style-name="T1">ésire supprimer le compte d'un membre.</text:span></text:p>
          </table:table-cell>
        </table:table-row>
        <table:table-row>
          <table:table-cell table:style-name="Table1.A2" office:value-type="string">
            <text:p text:style-name="P6">Acteurs</text:p>
          </table:table-cell>
          <table:table-cell table:style-name="Table1.B6" office:value-type="string">
            <text:p text:style-name="P14">Administrateur</text:p>
          </table:table-cell>
        </table:table-row>
        <table:table-row>
          <table:table-cell table:style-name="Table1.A2" office:value-type="string">
            <text:p text:style-name="P6">Préconditions</text:p>
          </table:table-cell>
          <table:table-cell table:style-name="Table1.B6" office:value-type="string">
            <text:p text:style-name="P5">L'acteur doit être authentifié <text:span text:style-name="T4">en tant qu'administrateur.</text:span></text:p>
          </table:table-cell>
        </table:table-row>
        <table:table-row>
          <table:table-cell table:style-name="Table1.A2" office:value-type="string">
            <text:p text:style-name="P6">Postconditions</text:p>
          </table:table-cell>
          <table:table-cell table:style-name="Table1.B6" office:value-type="string">
            <text:p text:style-name="P14">Le compte du membre sera définitivement supprimé.</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10">Il est possible pour un administrateur de supprimer le compte d'un membre. Un membre peut voir son compte supprimé lorsqu'il a eu des propos haineux, racistes, etc. envers un autre membre ou encore pour tentative de fraude, ou diverses raisons.</text:p>
      <text:p text:style-name="P10"/>
      <text:p text:style-name="P10"><text:s/><text:span text:style-name="T2">/!\ La suppression du membre est définitive et irréversible, il ne sera donc pas possible de récupérer le compte du membre, les articles et courriels rattachés à ce dernier. /!\</text:span></text:p>
      <text:p text:style-name="P13"><text:span text:style-name="T2">Pour désactiver temporairement le compte d'un membre, voir le use case </text:span><text:span text:style-name="T3">10.4.</text:span></text:p>
      <text:p text:style-name="P3"/>
      <text:p text:style-name="P3">Lorsque l'utilisateur désire <text:span text:style-name="T4">supprimer le compte d'un membre, il doit être authentifié en tant qu'administrateur. Une fois authentifié, il peut accéder au panneau de contrôle réservé aux administrateurs. Il peut ensuite faire afficher la liste des membres et effectuer une recherche pour trouver le membre pour lequel il souhaite supprimer le compte. Une fois le membre trouvé, l'administrateur peut accéder à toutes les informations du membre, voir ses articles et ses courriels envoyés aux autres membres. Il peut ensuite supprimer le compte du membre en cliquant sur un bouton et confirmer la supression.</text:span></text:p>
      <text:p text:style-name="P3"/>
      <text:p text:style-name="P2">Scénario d'opération</text:p>
      <text:list xml:id="list8168655116216285566" text:style-name="L1">
        <text:list-item>
          <text:p text:style-name="P7">L'utilisateur s'authentifie et passe alors au status de « <text:span text:style-name="T5">administrateur</text:span> ».</text:p>
        </text:list-item>
        <text:list-item>
          <text:p text:style-name="P9"><text:span text:style-name="T5">L'administrateur peut accéder au panneau de contrôle réservé aux administrateurs</text:span>.</text:p>
        </text:list-item>
        <text:list-item>
          <text:p text:style-name="P11">Il peut alors effectuer une recherche sur le membre dont il désire supprimer le compte.</text:p>
        </text:list-item>
        <text:list-item>
          <text:p text:style-name="P11">L'administrateur peut ensuite visualiser l'état du compte, les messages et articles du compte.</text:p>
        </text:list-item>
        <text:list-item>
          <text:p text:style-name="P11">Il peut effectuer la suppression en cliquant sur un bouton, puis en confirmant la suppresion définitiv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22:51:44.726257697</dc:date>
    <meta:editing-duration>PT55M30S</meta:editing-duration>
    <meta:editing-cycles>9</meta:editing-cycles>
    <meta:generator>LibreOffice/4.4.7.2$Linux_X86_64 LibreOffice_project/40m0$Build-2</meta:generator>
    <meta:document-statistic meta:table-count="1" meta:image-count="0" meta:object-count="0" meta:page-count="1" meta:paragraph-count="26" meta:word-count="293" meta:character-count="1923" meta:non-whitespace-character-count="1660"/>
  </office:meta>
</office:document-meta>
</file>